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3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7"/>
        <table:table-column table:style-name="co1" table:default-cell-style-name="ce10"/>
        <table:table-column table:style-name="co1" table:default-cell-style-name="ce13"/>
        <table:table-column table:style-name="co1" table:default-cell-style-name="ce16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9" office:value-type="string" calcext:value-type="string">
            <text:p>milestone_3</text:p>
          </table:table-cell>
          <table:table-cell table:style-name="ce12" office:value-type="string" calcext:value-type="string">
            <text:p>milestone_4</text:p>
          </table:table-cell>
          <table:table-cell table:style-name="ce15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formula="of:=1-[.A2]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formula="of:=1-[.A3]" office:value-type="float" office:value="0.0499999999999999" calcext:value-type="float">
            <text:p>0.0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9" calcext:value-type="float">
            <text:p>0.9</text:p>
          </table:table-cell>
          <table:table-cell table:formula="of:=1-[.A4]" office:value-type="float" office:value="0.1" calcext:value-type="float">
            <text:p>0.1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formula="of:=1-[.A5]" office:value-type="float" office:value="0.15" calcext:value-type="float">
            <text:p>0.1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8" calcext:value-type="float">
            <text:p>0.8</text:p>
          </table:table-cell>
          <table:table-cell table:formula="of:=1-[.A6]" office:value-type="float" office:value="0.2" calcext:value-type="float">
            <text:p>0.2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1-[.A7]" office:value-type="float" office:value="0.25" calcext:value-type="float">
            <text:p>0.2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7" calcext:value-type="float">
            <text:p>0.7</text:p>
          </table:table-cell>
          <table:table-cell table:formula="of:=1-[.A8]" office:value-type="float" office:value="0.3" calcext:value-type="float">
            <text:p>0.3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1-[.A9]" office:value-type="float" office:value="0.35" calcext:value-type="float">
            <text:p>0.3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6" calcext:value-type="float">
            <text:p>0.6</text:p>
          </table:table-cell>
          <table:table-cell table:formula="of:=1-[.A10]" office:value-type="float" office:value="0.4" calcext:value-type="float">
            <text:p>0.4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1-[.A11]" office:value-type="float" office:value="0.45" calcext:value-type="float">
            <text:p>0.45</text:p>
          </table:table-cell>
          <table:table-cell table:style-name="ce9"/>
          <table:table-cell table:style-name="ce12"/>
          <table:table-cell table:style-name="ce15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  <table:table-cell table:number-columns-repeated="4"/>
        </table:table-row>
        <table:table-row table:style-name="ro1">
          <table:table-cell table:style-name="ce4" office:value-type="float" office:value="0.5" calcext:value-type="float">
            <text:p>0.5</text:p>
          </table:table-cell>
          <table:table-cell table:formula="of:=1-[.A12]"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1-[.A13]" office:value-type="float" office:value="0.55" calcext:value-type="float">
            <text:p>0.55</text:p>
          </table:table-cell>
          <table:table-cell table:number-columns-repeated="14"/>
        </table:table-row>
        <table:table-row table:style-name="ro1">
          <table:table-cell table:style-name="ce4" office:value-type="float" office:value="0.4" calcext:value-type="float">
            <text:p>0.4</text:p>
          </table:table-cell>
          <table:table-cell table:formula="of:=1-[.A14]"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1-[.A15]" office:value-type="float" office:value="0.65" calcext:value-type="float">
            <text:p>0.65</text:p>
          </table:table-cell>
          <table:table-cell table:number-columns-repeated="14"/>
        </table:table-row>
        <table:table-row table:style-name="ro1">
          <table:table-cell table:style-name="ce4" office:value-type="float" office:value="0.3" calcext:value-type="float">
            <text:p>0.3</text:p>
          </table:table-cell>
          <table:table-cell table:formula="of:=1-[.A16]"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formula="of:=1-[.A17]" office:value-type="float" office:value="0.75" calcext:value-type="float">
            <text:p>0.75</text:p>
          </table:table-cell>
          <table:table-cell table:number-columns-repeated="14"/>
        </table:table-row>
        <table:table-row table:style-name="ro1">
          <table:table-cell table:style-name="ce4" office:value-type="float" office:value="0.2" calcext:value-type="float">
            <text:p>0.2</text:p>
          </table:table-cell>
          <table:table-cell table:formula="of:=1-[.A18]"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office:value-type="float" office:value="0.15" calcext:value-type="float">
            <text:p>0.15</text:p>
          </table:table-cell>
          <table:table-cell table:formula="of:=1-[.A19]" office:value-type="float" office:value="0.85" calcext:value-type="float">
            <text:p>0.85</text:p>
          </table:table-cell>
          <table:table-cell table:number-columns-repeated="14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formula="of:=1-[.A20]"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formula="of:=1-[.A21]" office:value-type="float" office:value="0.95" calcext:value-type="float">
            <text:p>0.95</text:p>
          </table:table-cell>
          <table:table-cell table:number-columns-repeated="14"/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95" calcext:value-type="float">
            <text:p>0.95</text:p>
          </table:table-cell>
          <table:table-cell table:style-name="ce11" office:value-type="float" office:value="0.0114501199523548" calcext:value-type="float">
            <text:p>0.01145012</text:p>
          </table:table-cell>
          <table:table-cell table:style-name="ce14" office:value-type="float" office:value="0.0385498800476452" calcext:value-type="float">
            <text:p>0.0385498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95" calcext:value-type="float">
            <text:p>0.95</text:p>
          </table:table-cell>
          <table:table-cell table:style-name="ce11" office:value-type="float" office:value="0.0303999660534782" calcext:value-type="float">
            <text:p>0.0303999661</text:p>
          </table:table-cell>
          <table:table-cell table:style-name="ce14" office:value-type="float" office:value="0.0196000339465218" calcext:value-type="float">
            <text:p>0.019600033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0.0140889411411666" calcext:value-type="float">
            <text:p>0.0140889411</text:p>
          </table:table-cell>
          <table:table-cell table:style-name="ce14" office:value-type="float" office:value="0.0859110588588334" calcext:value-type="float">
            <text:p>0.085911058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9" calcext:value-type="float">
            <text:p>0.9</text:p>
          </table:table-cell>
          <table:table-cell table:style-name="ce11" office:value-type="float" office:value="0.0222065461527689" calcext:value-type="float">
            <text:p>0.0222065462</text:p>
          </table:table-cell>
          <table:table-cell table:style-name="ce14" office:value-type="float" office:value="0.077793453847231" calcext:value-type="float">
            <text:p>0.077793453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85" calcext:value-type="float">
            <text:p>0.85</text:p>
          </table:table-cell>
          <table:table-cell table:style-name="ce11" office:value-type="float" office:value="0.0956951878022797" calcext:value-type="float">
            <text:p>0.0956951878</text:p>
          </table:table-cell>
          <table:table-cell table:style-name="ce14" office:value-type="float" office:value="0.0543048121977203" calcext:value-type="float">
            <text:p>0.0543048122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85" calcext:value-type="float">
            <text:p>0.85</text:p>
          </table:table-cell>
          <table:table-cell table:style-name="ce11" office:value-type="float" office:value="0.0344934392865225" calcext:value-type="float">
            <text:p>0.0344934393</text:p>
          </table:table-cell>
          <table:table-cell table:style-name="ce14" office:value-type="float" office:value="0.115506560713478" calcext:value-type="float">
            <text:p>0.1155065607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8" calcext:value-type="float">
            <text:p>0.8</text:p>
          </table:table-cell>
          <table:table-cell table:style-name="ce11" office:value-type="float" office:value="0.067217024693676" calcext:value-type="float">
            <text:p>0.0672170247</text:p>
          </table:table-cell>
          <table:table-cell table:style-name="ce14" office:value-type="float" office:value="0.132782975306324" calcext:value-type="float">
            <text:p>0.1327829753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8" calcext:value-type="float">
            <text:p>0.8</text:p>
          </table:table-cell>
          <table:table-cell table:style-name="ce11" office:value-type="float" office:value="0.0690198134029201" calcext:value-type="float">
            <text:p>0.0690198134</text:p>
          </table:table-cell>
          <table:table-cell table:style-name="ce14" office:value-type="float" office:value="0.13098018659708" calcext:value-type="float">
            <text:p>0.130980186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75" calcext:value-type="float">
            <text:p>0.75</text:p>
          </table:table-cell>
          <table:table-cell table:style-name="ce11" office:value-type="float" office:value="0.133213834170082" calcext:value-type="float">
            <text:p>0.1332138342</text:p>
          </table:table-cell>
          <table:table-cell table:style-name="ce14" office:value-type="float" office:value="0.116786165829918" calcext:value-type="float">
            <text:p>0.116786165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75" calcext:value-type="float">
            <text:p>0.75</text:p>
          </table:table-cell>
          <table:table-cell table:style-name="ce11" office:value-type="float" office:value="0.0960509173117514" calcext:value-type="float">
            <text:p>0.0960509173</text:p>
          </table:table-cell>
          <table:table-cell table:style-name="ce14" office:value-type="float" office:value="0.153949082688249" calcext:value-type="float">
            <text:p>0.1539490827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7" calcext:value-type="float">
            <text:p>0.7</text:p>
          </table:table-cell>
          <table:table-cell table:style-name="ce11" office:value-type="float" office:value="0.160787166072165" calcext:value-type="float">
            <text:p>0.1607871661</text:p>
          </table:table-cell>
          <table:table-cell table:style-name="ce14" office:value-type="float" office:value="0.139212833927835" calcext:value-type="float">
            <text:p>0.139212833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7" calcext:value-type="float">
            <text:p>0.7</text:p>
          </table:table-cell>
          <table:table-cell table:style-name="ce11" office:value-type="float" office:value="0.0147290964547113" calcext:value-type="float">
            <text:p>0.0147290965</text:p>
          </table:table-cell>
          <table:table-cell table:style-name="ce14" office:value-type="float" office:value="0.285270903545289" calcext:value-type="float">
            <text:p>0.285270903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65" calcext:value-type="float">
            <text:p>0.65</text:p>
          </table:table-cell>
          <table:table-cell table:style-name="ce11" office:value-type="float" office:value="0.271866317405975" calcext:value-type="float">
            <text:p>0.2718663174</text:p>
          </table:table-cell>
          <table:table-cell table:style-name="ce14" office:value-type="float" office:value="0.0781336825940254" calcext:value-type="float">
            <text:p>0.078133682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65" calcext:value-type="float">
            <text:p>0.65</text:p>
          </table:table-cell>
          <table:table-cell table:style-name="ce11" office:value-type="float" office:value="0.136078196188689" calcext:value-type="float">
            <text:p>0.1360781962</text:p>
          </table:table-cell>
          <table:table-cell table:style-name="ce14" office:value-type="float" office:value="0.213921803811311" calcext:value-type="float">
            <text:p>0.2139218038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6" calcext:value-type="float">
            <text:p>0.6</text:p>
          </table:table-cell>
          <table:table-cell table:style-name="ce11" office:value-type="float" office:value="0.283802243405557" calcext:value-type="float">
            <text:p>0.2838022434</text:p>
          </table:table-cell>
          <table:table-cell table:style-name="ce14" office:value-type="float" office:value="0.116197756594443" calcext:value-type="float">
            <text:p>0.116197756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6" calcext:value-type="float">
            <text:p>0.6</text:p>
          </table:table-cell>
          <table:table-cell table:style-name="ce11" office:value-type="float" office:value="0.161156184542028" calcext:value-type="float">
            <text:p>0.1611561845</text:p>
          </table:table-cell>
          <table:table-cell table:style-name="ce14" office:value-type="float" office:value="0.238843815457972" calcext:value-type="float">
            <text:p>0.2388438155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55" calcext:value-type="float">
            <text:p>0.55</text:p>
          </table:table-cell>
          <table:table-cell table:style-name="ce11" office:value-type="float" office:value="0.394569823665501" calcext:value-type="float">
            <text:p>0.3945698237</text:p>
          </table:table-cell>
          <table:table-cell table:style-name="ce14" office:value-type="float" office:value="0.0554301763344994" calcext:value-type="float">
            <text:p>0.0554301763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55" calcext:value-type="float">
            <text:p>0.55</text:p>
          </table:table-cell>
          <table:table-cell table:style-name="ce11" office:value-type="float" office:value="0.209603203647575" calcext:value-type="float">
            <text:p>0.2096032036</text:p>
          </table:table-cell>
          <table:table-cell table:style-name="ce14" office:value-type="float" office:value="0.240396796352425" calcext:value-type="float">
            <text:p>0.2403967964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5" calcext:value-type="float">
            <text:p>0.5</text:p>
          </table:table-cell>
          <table:table-cell table:style-name="ce11" office:value-type="float" office:value="0.370360499354046" calcext:value-type="float">
            <text:p>0.3703604994</text:p>
          </table:table-cell>
          <table:table-cell table:style-name="ce14" office:value-type="float" office:value="0.129639500645954" calcext:value-type="float">
            <text:p>0.1296395006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5" calcext:value-type="float">
            <text:p>0.5</text:p>
          </table:table-cell>
          <table:table-cell table:style-name="ce11" office:value-type="float" office:value="0.247257705119495" calcext:value-type="float">
            <text:p>0.2472577051</text:p>
          </table:table-cell>
          <table:table-cell table:style-name="ce14" office:value-type="float" office:value="0.252742294880505" calcext:value-type="float">
            <text:p>0.2527422949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45" calcext:value-type="float">
            <text:p>0.45</text:p>
          </table:table-cell>
          <table:table-cell table:style-name="ce11" office:value-type="float" office:value="0.449612870888153" calcext:value-type="float">
            <text:p>0.4496128709</text:p>
          </table:table-cell>
          <table:table-cell table:style-name="ce14" office:value-type="float" office:value="0.100387129111847" calcext:value-type="float">
            <text:p>0.1003871291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45" calcext:value-type="float">
            <text:p>0.45</text:p>
          </table:table-cell>
          <table:table-cell table:style-name="ce11" office:value-type="float" office:value="0.194512566036886" calcext:value-type="float">
            <text:p>0.194512566</text:p>
          </table:table-cell>
          <table:table-cell table:style-name="ce14" office:value-type="float" office:value="0.355487433963114" calcext:value-type="float">
            <text:p>0.355487434</text:p>
          </table:table-cell>
          <table:table-cell/>
          <table:table-cell table:style-name="ce16"/>
          <table:table-cell table:number-columns-repeated="10"/>
        </table:table-row>
        <table:table-row table:style-name="ro1">
          <table:table-cell/>
          <table:table-cell table:style-name="ce8" office:value-type="float" office:value="0.4" calcext:value-type="float">
            <text:p>0.4</text:p>
          </table:table-cell>
          <table:table-cell table:style-name="ce11" office:value-type="float" office:value="0.579876377214312" calcext:value-type="float">
            <text:p>0.5798763772</text:p>
          </table:table-cell>
          <table:table-cell table:style-name="ce14" office:value-type="float" office:value="0.0201236227856884" calcext:value-type="float">
            <text:p>0.0201236228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4" calcext:value-type="float">
            <text:p>0.4</text:p>
          </table:table-cell>
          <table:table-cell table:style-name="ce11" office:value-type="float" office:value="0.111382500530366" calcext:value-type="float">
            <text:p>0.1113825005</text:p>
          </table:table-cell>
          <table:table-cell table:style-name="ce14" office:value-type="float" office:value="0.488617499469634" calcext:value-type="float">
            <text:p>0.4886174995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35" calcext:value-type="float">
            <text:p>0.35</text:p>
          </table:table-cell>
          <table:table-cell table:style-name="ce11" office:value-type="float" office:value="0.532724613938652" calcext:value-type="float">
            <text:p>0.5327246139</text:p>
          </table:table-cell>
          <table:table-cell table:style-name="ce14" office:value-type="float" office:value="0.117275386061349" calcext:value-type="float">
            <text:p>0.1172753861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35" calcext:value-type="float">
            <text:p>0.35</text:p>
          </table:table-cell>
          <table:table-cell table:style-name="ce11" office:value-type="float" office:value="0.189977120193761" calcext:value-type="float">
            <text:p>0.1899771202</text:p>
          </table:table-cell>
          <table:table-cell table:style-name="ce14" office:value-type="float" office:value="0.460022879806239" calcext:value-type="float">
            <text:p>0.4600228798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3" calcext:value-type="float">
            <text:p>0.3</text:p>
          </table:table-cell>
          <table:table-cell table:style-name="ce11" office:value-type="float" office:value="0.647283290545552" calcext:value-type="float">
            <text:p>0.6472832905</text:p>
          </table:table-cell>
          <table:table-cell table:style-name="ce14" office:value-type="float" office:value="0.0527167094544483" calcext:value-type="float">
            <text:p>0.0527167095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3" calcext:value-type="float">
            <text:p>0.3</text:p>
          </table:table-cell>
          <table:table-cell table:style-name="ce11" office:value-type="float" office:value="0.0957493853380069" calcext:value-type="float">
            <text:p>0.0957493853</text:p>
          </table:table-cell>
          <table:table-cell table:style-name="ce14" office:value-type="float" office:value="0.604250614661993" calcext:value-type="float">
            <text:p>0.6042506147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25" calcext:value-type="float">
            <text:p>0.25</text:p>
          </table:table-cell>
          <table:table-cell table:style-name="ce11" office:value-type="float" office:value="0.661885024047417" calcext:value-type="float">
            <text:p>0.661885024</text:p>
          </table:table-cell>
          <table:table-cell table:style-name="ce14" office:value-type="float" office:value="0.0881149759525832" calcext:value-type="float">
            <text:p>0.088114976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25" calcext:value-type="float">
            <text:p>0.25</text:p>
          </table:table-cell>
          <table:table-cell table:style-name="ce11" office:value-type="float" office:value="0.147022912012471" calcext:value-type="float">
            <text:p>0.147022912</text:p>
          </table:table-cell>
          <table:table-cell table:style-name="ce14" office:value-type="float" office:value="0.602977087987529" calcext:value-type="float">
            <text:p>0.602977088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2" calcext:value-type="float">
            <text:p>0.2</text:p>
          </table:table-cell>
          <table:table-cell table:style-name="ce11" office:value-type="float" office:value="0.734254339930082" calcext:value-type="float">
            <text:p>0.7342543399</text:p>
          </table:table-cell>
          <table:table-cell table:style-name="ce14" office:value-type="float" office:value="0.0657456600699187" calcext:value-type="float">
            <text:p>0.0657456601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2" calcext:value-type="float">
            <text:p>0.2</text:p>
          </table:table-cell>
          <table:table-cell table:style-name="ce11" office:value-type="float" office:value="0.111151485371177" calcext:value-type="float">
            <text:p>0.1111514854</text:p>
          </table:table-cell>
          <table:table-cell table:style-name="ce14" office:value-type="float" office:value="0.688848514628823" calcext:value-type="float">
            <text:p>0.6888485146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15" calcext:value-type="float">
            <text:p>0.15</text:p>
          </table:table-cell>
          <table:table-cell table:style-name="ce11" office:value-type="float" office:value="0.83135847201694" calcext:value-type="float">
            <text:p>0.831358472</text:p>
          </table:table-cell>
          <table:table-cell table:style-name="ce14" office:value-type="float" office:value="0.0186415279830602" calcext:value-type="float">
            <text:p>0.018641528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15" calcext:value-type="float">
            <text:p>0.15</text:p>
          </table:table-cell>
          <table:table-cell table:style-name="ce11" office:value-type="float" office:value="0.0716170117978243" calcext:value-type="float">
            <text:p>0.0716170118</text:p>
          </table:table-cell>
          <table:table-cell table:style-name="ce14" office:value-type="float" office:value="0.778382988202176" calcext:value-type="float">
            <text:p>0.7783829882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0999999999999998" calcext:value-type="float">
            <text:p>0.1</text:p>
          </table:table-cell>
          <table:table-cell table:style-name="ce11" office:value-type="float" office:value="0.866961900380297" calcext:value-type="float">
            <text:p>0.8669619004</text:p>
          </table:table-cell>
          <table:table-cell table:style-name="ce14" office:value-type="float" office:value="0.0330380996197032" calcext:value-type="float">
            <text:p>0.0330380996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0999999999999999" calcext:value-type="float">
            <text:p>0.1</text:p>
          </table:table-cell>
          <table:table-cell table:style-name="ce11" office:value-type="float" office:value="0.0583191983748653" calcext:value-type="float">
            <text:p>0.0583191984</text:p>
          </table:table-cell>
          <table:table-cell table:style-name="ce14" office:value-type="float" office:value="0.841680801625135" calcext:value-type="float">
            <text:p>0.8416808016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0499999999999998" calcext:value-type="float">
            <text:p>0.05</text:p>
          </table:table-cell>
          <table:table-cell table:style-name="ce11" office:value-type="float" office:value="0.932532808275963" calcext:value-type="float">
            <text:p>0.9325328083</text:p>
          </table:table-cell>
          <table:table-cell table:style-name="ce14" office:value-type="float" office:value="0.0174671917240371" calcext:value-type="float">
            <text:p>0.0174671917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.0499999999999997" calcext:value-type="float">
            <text:p>0.05</text:p>
          </table:table-cell>
          <table:table-cell table:style-name="ce11" office:value-type="float" office:value="0.019533572696967" calcext:value-type="float">
            <text:p>0.0195335727</text:p>
          </table:table-cell>
          <table:table-cell table:style-name="ce14" office:value-type="float" office:value="0.930466427303033" calcext:value-type="float">
            <text:p>0.9304664273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999999999999998" calcext:value-type="float">
            <text:p>0.1</text:p>
          </table:table-cell>
          <table:table-cell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999999999999999" calcext:value-type="float">
            <text:p>0.1</text:p>
          </table:table-cell>
          <table:table-cell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499999999999998" calcext:value-type="float">
            <text:p>0.05</text:p>
          </table:table-cell>
          <table:table-cell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0499999999999997" calcext:value-type="float">
            <text:p>0.05</text:p>
          </table:table-cell>
          <table:table-cell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5" calcext:value-type="float">
            <text:p>0.95</text:p>
          </table:table-cell>
          <table:table-cell table:number-columns-repeated="2"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5" calcext:value-type="float">
            <text:p>0.85</text:p>
          </table:table-cell>
          <table:table-cell table:number-columns-repeated="2"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5" calcext:value-type="float">
            <text:p>0.75</text:p>
          </table:table-cell>
          <table:table-cell table:number-columns-repeated="2"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table:number-columns-repeated="2"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2"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0999999999999998" calcext:value-type="float">
            <text:p>0.1</text:p>
          </table:table-cell>
          <table:table-cell table:number-columns-repeated="2"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0999999999999999" calcext:value-type="float">
            <text:p>0.1</text:p>
          </table:table-cell>
          <table:table-cell table:number-columns-repeated="2"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0499999999999998" calcext:value-type="float">
            <text:p>0.05</text:p>
          </table:table-cell>
          <table:table-cell table:number-columns-repeated="2"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0499999999999997" calcext:value-type="float">
            <text:p>0.05</text:p>
          </table:table-cell>
          <table:table-cell table:number-columns-repeated="2"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99999999999998" calcext:value-type="float">
            <text:p>0.1</text:p>
          </table:table-cell>
          <table:table-cell table:number-columns-repeated="3"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499999999999998" calcext:value-type="float">
            <text:p>0.05</text:p>
          </table:table-cell>
          <table:table-cell table:number-columns-repeated="3"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.0499999999999997" calcext:value-type="float">
            <text:p>0.05</text:p>
          </table:table-cell>
          <table:table-cell table:number-columns-repeated="3"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114501199523548" calcext:value-type="float">
            <text:p>0.01145012</text:p>
          </table:table-cell>
          <table:table-cell office:value-type="float" office:value="0.0385498800476452" calcext:value-type="float">
            <text:p>0.0385498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95" calcext:value-type="float">
            <text:p>0.95</text:p>
          </table:table-cell>
          <table:table-cell table:number-columns-repeated="3"/>
          <table:table-cell office:value-type="float" office:value="0.0303999660534782" calcext:value-type="float">
            <text:p>0.0303999661</text:p>
          </table:table-cell>
          <table:table-cell office:value-type="float" office:value="0.0196000339465218" calcext:value-type="float">
            <text:p>0.019600033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140889411411666" calcext:value-type="float">
            <text:p>0.0140889411</text:p>
          </table:table-cell>
          <table:table-cell office:value-type="float" office:value="0.0859110588588334" calcext:value-type="float">
            <text:p>0.085911058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.0222065461527689" calcext:value-type="float">
            <text:p>0.0222065462</text:p>
          </table:table-cell>
          <table:table-cell office:value-type="float" office:value="0.077793453847231" calcext:value-type="float">
            <text:p>0.077793453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956951878022797" calcext:value-type="float">
            <text:p>0.0956951878</text:p>
          </table:table-cell>
          <table:table-cell office:value-type="float" office:value="0.0543048121977203" calcext:value-type="float">
            <text:p>0.054304812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5" calcext:value-type="float">
            <text:p>0.85</text:p>
          </table:table-cell>
          <table:table-cell table:number-columns-repeated="3"/>
          <table:table-cell office:value-type="float" office:value="0.0344934392865225" calcext:value-type="float">
            <text:p>0.0344934393</text:p>
          </table:table-cell>
          <table:table-cell office:value-type="float" office:value="0.115506560713478" calcext:value-type="float">
            <text:p>0.115506560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7217024693676" calcext:value-type="float">
            <text:p>0.0672170247</text:p>
          </table:table-cell>
          <table:table-cell office:value-type="float" office:value="0.132782975306324" calcext:value-type="float">
            <text:p>0.132782975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8" calcext:value-type="float">
            <text:p>0.8</text:p>
          </table:table-cell>
          <table:table-cell table:number-columns-repeated="3"/>
          <table:table-cell office:value-type="float" office:value="0.0690198134029201" calcext:value-type="float">
            <text:p>0.0690198134</text:p>
          </table:table-cell>
          <table:table-cell office:value-type="float" office:value="0.13098018659708" calcext:value-type="float">
            <text:p>0.130980186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133213834170082" calcext:value-type="float">
            <text:p>0.1332138342</text:p>
          </table:table-cell>
          <table:table-cell office:value-type="float" office:value="0.116786165829918" calcext:value-type="float">
            <text:p>0.116786165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5" calcext:value-type="float">
            <text:p>0.75</text:p>
          </table:table-cell>
          <table:table-cell table:number-columns-repeated="3"/>
          <table:table-cell office:value-type="float" office:value="0.0960509173117514" calcext:value-type="float">
            <text:p>0.0960509173</text:p>
          </table:table-cell>
          <table:table-cell office:value-type="float" office:value="0.153949082688249" calcext:value-type="float">
            <text:p>0.15394908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160787166072165" calcext:value-type="float">
            <text:p>0.1607871661</text:p>
          </table:table-cell>
          <table:table-cell office:value-type="float" office:value="0.139212833927835" calcext:value-type="float">
            <text:p>0.139212833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0.0147290964547113" calcext:value-type="float">
            <text:p>0.0147290965</text:p>
          </table:table-cell>
          <table:table-cell office:value-type="float" office:value="0.285270903545289" calcext:value-type="float">
            <text:p>0.285270903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271866317405975" calcext:value-type="float">
            <text:p>0.2718663174</text:p>
          </table:table-cell>
          <table:table-cell office:value-type="float" office:value="0.0781336825940254" calcext:value-type="float">
            <text:p>0.078133682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5" calcext:value-type="float">
            <text:p>0.65</text:p>
          </table:table-cell>
          <table:table-cell table:number-columns-repeated="3"/>
          <table:table-cell office:value-type="float" office:value="0.136078196188689" calcext:value-type="float">
            <text:p>0.1360781962</text:p>
          </table:table-cell>
          <table:table-cell office:value-type="float" office:value="0.213921803811311" calcext:value-type="float">
            <text:p>0.213921803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283802243405557" calcext:value-type="float">
            <text:p>0.2838022434</text:p>
          </table:table-cell>
          <table:table-cell office:value-type="float" office:value="0.116197756594443" calcext:value-type="float">
            <text:p>0.116197756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0.161156184542028" calcext:value-type="float">
            <text:p>0.1611561845</text:p>
          </table:table-cell>
          <table:table-cell office:value-type="float" office:value="0.238843815457972" calcext:value-type="float">
            <text:p>0.238843815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394569823665501" calcext:value-type="float">
            <text:p>0.3945698237</text:p>
          </table:table-cell>
          <table:table-cell office:value-type="float" office:value="0.0554301763344994" calcext:value-type="float">
            <text:p>0.055430176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0.209603203647575" calcext:value-type="float">
            <text:p>0.2096032036</text:p>
          </table:table-cell>
          <table:table-cell office:value-type="float" office:value="0.240396796352425" calcext:value-type="float">
            <text:p>0.240396796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370360499354046" calcext:value-type="float">
            <text:p>0.3703604994</text:p>
          </table:table-cell>
          <table:table-cell office:value-type="float" office:value="0.129639500645954" calcext:value-type="float">
            <text:p>0.129639500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5" calcext:value-type="float">
            <text:p>0.5</text:p>
          </table:table-cell>
          <table:table-cell table:number-columns-repeated="3"/>
          <table:table-cell office:value-type="float" office:value="0.247257705119495" calcext:value-type="float">
            <text:p>0.2472577051</text:p>
          </table:table-cell>
          <table:table-cell office:value-type="float" office:value="0.252742294880505" calcext:value-type="float">
            <text:p>0.252742294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449612870888153" calcext:value-type="float">
            <text:p>0.4496128709</text:p>
          </table:table-cell>
          <table:table-cell office:value-type="float" office:value="0.100387129111847" calcext:value-type="float">
            <text:p>0.100387129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0.194512566036886" calcext:value-type="float">
            <text:p>0.194512566</text:p>
          </table:table-cell>
          <table:table-cell office:value-type="float" office:value="0.355487433963114" calcext:value-type="float">
            <text:p>0.35548743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579876377214312" calcext:value-type="float">
            <text:p>0.5798763772</text:p>
          </table:table-cell>
          <table:table-cell office:value-type="float" office:value="0.0201236227856884" calcext:value-type="float">
            <text:p>0.020123622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0.111382500530366" calcext:value-type="float">
            <text:p>0.1113825005</text:p>
          </table:table-cell>
          <table:table-cell office:value-type="float" office:value="0.488617499469634" calcext:value-type="float">
            <text:p>0.488617499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532724613938652" calcext:value-type="float">
            <text:p>0.5327246139</text:p>
          </table:table-cell>
          <table:table-cell office:value-type="float" office:value="0.117275386061349" calcext:value-type="float">
            <text:p>0.117275386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35" calcext:value-type="float">
            <text:p>0.35</text:p>
          </table:table-cell>
          <table:table-cell table:number-columns-repeated="3"/>
          <table:table-cell office:value-type="float" office:value="0.189977120193761" calcext:value-type="float">
            <text:p>0.1899771202</text:p>
          </table:table-cell>
          <table:table-cell office:value-type="float" office:value="0.460022879806239" calcext:value-type="float">
            <text:p>0.460022879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647283290545552" calcext:value-type="float">
            <text:p>0.6472832905</text:p>
          </table:table-cell>
          <table:table-cell office:value-type="float" office:value="0.0527167094544483" calcext:value-type="float">
            <text:p>0.052716709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0.0957493853380069" calcext:value-type="float">
            <text:p>0.0957493853</text:p>
          </table:table-cell>
          <table:table-cell office:value-type="float" office:value="0.604250614661993" calcext:value-type="float">
            <text:p>0.604250614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661885024047417" calcext:value-type="float">
            <text:p>0.661885024</text:p>
          </table:table-cell>
          <table:table-cell office:value-type="float" office:value="0.0881149759525832" calcext:value-type="float">
            <text:p>0.08811497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25" calcext:value-type="float">
            <text:p>0.25</text:p>
          </table:table-cell>
          <table:table-cell table:number-columns-repeated="3"/>
          <table:table-cell office:value-type="float" office:value="0.147022912012471" calcext:value-type="float">
            <text:p>0.147022912</text:p>
          </table:table-cell>
          <table:table-cell office:value-type="float" office:value="0.602977087987529" calcext:value-type="float">
            <text:p>0.60297708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734254339930082" calcext:value-type="float">
            <text:p>0.7342543399</text:p>
          </table:table-cell>
          <table:table-cell office:value-type="float" office:value="0.0657456600699187" calcext:value-type="float">
            <text:p>0.065745660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2" calcext:value-type="float">
            <text:p>0.2</text:p>
          </table:table-cell>
          <table:table-cell table:number-columns-repeated="3"/>
          <table:table-cell office:value-type="float" office:value="0.111151485371177" calcext:value-type="float">
            <text:p>0.1111514854</text:p>
          </table:table-cell>
          <table:table-cell office:value-type="float" office:value="0.688848514628823" calcext:value-type="float">
            <text:p>0.688848514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83135847201694" calcext:value-type="float">
            <text:p>0.831358472</text:p>
          </table:table-cell>
          <table:table-cell office:value-type="float" office:value="0.0186415279830602" calcext:value-type="float">
            <text:p>0.01864152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0.0716170117978243" calcext:value-type="float">
            <text:p>0.0716170118</text:p>
          </table:table-cell>
          <table:table-cell office:value-type="float" office:value="0.778382988202176" calcext:value-type="float">
            <text:p>0.778382988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999999999999998" calcext:value-type="float">
            <text:p>0.1</text:p>
          </table:table-cell>
          <table:table-cell table:number-columns-repeated="3"/>
          <table:table-cell office:value-type="float" office:value="0.866961900380297" calcext:value-type="float">
            <text:p>0.8669619004</text:p>
          </table:table-cell>
          <table:table-cell office:value-type="float" office:value="0.0330380996197032" calcext:value-type="float">
            <text:p>0.033038099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999999999999999" calcext:value-type="float">
            <text:p>0.1</text:p>
          </table:table-cell>
          <table:table-cell table:number-columns-repeated="3"/>
          <table:table-cell office:value-type="float" office:value="0.0583191983748653" calcext:value-type="float">
            <text:p>0.0583191984</text:p>
          </table:table-cell>
          <table:table-cell office:value-type="float" office:value="0.841680801625135" calcext:value-type="float">
            <text:p>0.841680801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499999999999998" calcext:value-type="float">
            <text:p>0.05</text:p>
          </table:table-cell>
          <table:table-cell table:number-columns-repeated="3"/>
          <table:table-cell office:value-type="float" office:value="0.932532808275963" calcext:value-type="float">
            <text:p>0.9325328083</text:p>
          </table:table-cell>
          <table:table-cell office:value-type="float" office:value="0.0174671917240371" calcext:value-type="float">
            <text:p>0.017467191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499999999999997" calcext:value-type="float">
            <text:p>0.05</text:p>
          </table:table-cell>
          <table:table-cell table:number-columns-repeated="3"/>
          <table:table-cell office:value-type="float" office:value="0.019533572696967" calcext:value-type="float">
            <text:p>0.0195335727</text:p>
          </table:table-cell>
          <table:table-cell office:value-type="float" office:value="0.930466427303033" calcext:value-type="float">
            <text:p>0.930466427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329">
          <table:table-cell table:number-columns-repeated="16"/>
        </table:table-row>
        <table:table-row table:style-name="ro1" table:number-rows-repeated="22">
          <table:table-cell table:style-name="ce5"/>
          <table:table-cell table:style-name="Default" table:number-columns-repeated="11"/>
          <table:table-cell table:number-columns-repeated="4"/>
        </table:table-row>
        <table:table-row table:style-name="ro1">
          <table:table-cell table:style-name="ce5"/>
          <table:table-cell table:style-name="Default" table:number-columns-repeated="11"/>
          <table:table-cell table:number-columns-repeated="4"/>
        </table:table-row>
        <calcext:conditional-formats>
          <calcext:conditional-format calcext:target-range-address="cells.F45:cells.F1048553 cells.F2:cells.F2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2:cells.G1048553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2:cells.H1048553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:cells.I1048553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:cells.J1048553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:cells.K1048553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:cells.L1048553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53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63:cells.B1048553 cells.B1:cells.B21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63:cells.C1048553 cells.C1:cells.C2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63:cells.D1048553 cells.D1:cells.D2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53 cells.F23:cells.F4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B22:cells.B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22:cells.C6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22:cells.D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5:52:36.286504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5:53:57.805257031</dc:date>
    <dc:creator>Robrecht Cannoodt</dc:creator>
    <meta:editing-duration>PT4H11M2S</meta:editing-duration>
    <meta:editing-cycles>31</meta:editing-cycles>
    <meta:document-statistic meta:table-count="2" meta:cell-count="701" meta:object-count="0"/>
  </office:meta>
</office:document-meta>
</file>